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margin-left="0in" fo:margin-right="0in" fo:margin-top="0in" fo:margin-bottom="0.1965in" style:contextual-spacing="false" fo:text-align="end" style:justify-single-word="false" fo:orphans="2" fo:widows="2" fo:text-indent="0in" style:auto-text-indent="false" style:writing-mode="rl-tb"/>
    </style:style>
    <style:style style:name="P3" style:family="paragraph" style:parent-style-name="Standard" style:list-style-name="L2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end" style:justify-single-word="false" style:writing-mode="rl-tb"/>
      <style:text-properties style:text-underline-style="none"/>
    </style:style>
    <style:style style:name="P5" style:family="paragraph" style:parent-style-name="Text_20_body" style:list-style-name="L1">
      <style:paragraph-properties fo:margin-top="0in" fo:margin-bottom="0in" style:contextual-spacing="false" fo:text-align="end" style:justify-single-word="false" fo:padding="0.0193in" fo:border="0.06pt solid #d9d9e3" style:writing-mode="rl-tb"/>
    </style:style>
    <style:style style:name="P6" style:family="paragraph" style:parent-style-name="Text_20_body" style:list-style-name="L1">
      <style:paragraph-properties fo:text-align="end" style:justify-single-word="false" fo:padding="0.0193in" fo:border="0.06pt solid #d9d9e3" style:writing-mode="rl-tb"/>
    </style:style>
    <style:style style:name="P7" style:family="paragraph" style:parent-style-name="Text_20_body" style:list-style-name="L2">
      <style:paragraph-properties fo:text-align="end" style:justify-single-word="false" fo:padding="0.0193in" fo:border="0.06pt solid #d9d9e3" style:writing-mode="rl-tb"/>
    </style:style>
    <style:style style:name="P8" style:family="paragraph" style:parent-style-name="Text_20_body" style:list-style-name="L2">
      <style:paragraph-properties fo:margin-top="0in" fo:margin-bottom="0in" style:contextual-spacing="false" fo:text-align="end" style:justify-single-word="false" fo:padding="0.0193in" fo:border="0.06pt solid #d9d9e3" style:writing-mode="rl-tb"/>
    </style:style>
    <style:style style:name="P9" style:family="paragraph" style:parent-style-name="Text_20_body" style:list-style-name="L3">
      <style:paragraph-properties fo:margin-top="0in" fo:margin-bottom="0in" style:contextual-spacing="false" fo:text-align="end" style:justify-single-word="false" fo:padding="0.0193in" fo:border="0.06pt solid #d9d9e3" style:writing-mode="rl-tb"/>
    </style:style>
    <style:style style:name="P10" style:family="paragraph" style:parent-style-name="Text_20_body" style:list-style-name="L3">
      <style:paragraph-properties fo:text-align="end" style:justify-single-word="false" fo:padding="0.0193in" fo:border="0.06pt solid #d9d9e3" style:writing-mode="rl-tb"/>
    </style:style>
    <style:style style:name="P11" style:family="paragraph" style:parent-style-name="Text_20_body">
      <style:paragraph-properties fo:text-align="end" style:justify-single-word="false" style:writing-mode="rl-tb"/>
    </style:style>
    <style:style style:name="P12" style:family="paragraph" style:parent-style-name="Text_20_body" style:list-style-name="L4">
      <style:paragraph-properties fo:text-align="end" style:justify-single-word="false" fo:padding="0.0193in" fo:border="0.06pt solid #d9d9e3" style:writing-mode="rl-tb"/>
    </style:style>
    <style:style style:name="T1" style:family="text">
      <style:text-properties loext:padding="0.0193in" loext:border="0.06pt solid #d9d9e3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loext:opacity="100%" style:font-name="S hne" fo:font-size="12pt" fo:letter-spacing="normal" fo:font-style="normal" style:text-underline-style="solid" style:text-underline-type="double" style:text-underline-width="auto" style:text-underline-color="font-color" fo:font-weight="normal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style:text-underline-style="none" fo:font-weight="normal"/>
    </style:style>
    <style:style style:name="T5" style:family="text">
      <style:text-properties officeooo:rsid="00055ba4" loext:padding="0.0193in" loext:border="0.06pt solid #d9d9e3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solid" style:text-underline-type="double" style:text-underline-width="auto" style:text-underline-color="font-color" loext:padding="0.0193in" loext:border="0.06pt solid #d9d9e3"/>
    </style:style>
    <style:style style:name="T8" style:family="text">
      <style:text-properties style:text-underline-style="none"/>
    </style:style>
    <style:style style:name="T9" style:family="text">
      <style:text-properties style:text-underline-style="none" loext:padding="0.0193in" loext:border="0.06pt solid #d9d9e3"/>
    </style:style>
    <style:style style:name="T10" style:family="text">
      <style:text-properties style:text-underline-style="none" officeooo:rsid="00055ba4" loext:padding="0.0193in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 fo:text-align="end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 fo:text-align="end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 fo:text-align="end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 fo:text-align="end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 fo:text-align="end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 fo:text-align="end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 fo:text-align="end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 fo:text-align="end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 fo:text-align="end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 fo:text-align="end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7"><text:span text:style-name="Strong_20_Emphasis"><text:span text:style-name="T1">ملف (File)</text:span></text:span>:</text:p>
          <text:list>
            <text:list-item>
              <text:p text:style-name="P8">جديد (New)</text:p>
            </text:list-item>
            <text:list-item>
              <text:p text:style-name="P8">فتح (Open)</text:p>
            </text:list-item>
            <text:list-item>
              <text:p text:style-name="P8">حفظ (Save)</text:p>
            </text:list-item>
            <text:list-item>
              <text:p text:style-name="P8">حفظ ك (Save As)</text:p>
            </text:list-item>
            <text:list-item>
              <text:p text:style-name="P8">طباعة (Print)</text:p>
            </text:list-item>
            <text:list-item>
              <text:p text:style-name="P8">خيارات (Options)</text:p>
            </text:list-item>
          </text:list>
        </text:list-item>
        <text:list-item>
          <text:p text:style-name="P7"><text:span text:style-name="Strong_20_Emphasis"><text:span text:style-name="T1">الرئيسية (Home)</text:span></text:span>:</text:p>
          <text:list>
            <text:list-item>
              <text:p text:style-name="P7"><text:span text:style-name="Strong_20_Emphasis"><text:span text:style-name="T1">الحافظة (Clipboard)</text:span></text:span>: هذا القسم يحتوي على أوامر لإدارة الحافظة، حيث يتم تخزين النصوص المنسوخة أو المقصوصة مؤقتًا. وعادة ما يتضمن:</text:p>
              <text:list>
                <text:list-item>
                  <text:p text:style-name="P8">قص (Cut): يزيل النص المحدد من المستند ويخزنه في الحافظة.</text:p>
                </text:list-item>
                <text:list-item>
                  <text:p text:style-name="P8">نسخ (Copy): ينسخ النص المحدد إلى الحافظة دون إزالته من المستند.</text:p>
                </text:list-item>
                <text:list-item>
                  <text:p text:style-name="P8">لصق (Paste): يلصق محتويات الحافظة في مكان المؤشر.</text:p>
                </text:list-item>
                <text:list-item>
                  <text:p text:style-name="P8">نسخ التنسيق (Format Painter): ينسخ تنسيق النص المحدد ويطبقه على نصوص أخرى.</text:p>
                </text:list-item>
              </text:list>
            </text:list-item>
            <text:list-item>
              <text:p text:style-name="P7"><text:span text:style-name="Strong_20_Emphasis"><text:span text:style-name="T1">الخط (Font)</text:span></text:span>: قسم الخط يحتوي على أدوات لتنسيق مظهر النص. وعادة ما تشمل الخيارات مثل:</text:p>
              <text:list>
                <text:list-item>
                  <text:p text:style-name="P8">نوع الخط (Font Type): يسمح لك باختيار نمط الخط.</text:p>
                </text:list-item>
                <text:list-item>
                  <text:p text:style-name="P8">حجم الخط (Font Size): يعدل حجم النص المحدد.</text:p>
                </text:list-item>
                <text:list-item>
                  <text:p text:style-name="P8">غامق (Bold): يجعل النص غامقًا.</text:p>
                </text:list-item>
                <text:list-item>
                  <text:p text:style-name="P8">مائل (Italic): يجعل النص مائلًا.</text:p>
                </text:list-item>
                <text:list-item>
                  <text:p text:style-name="P8">تسطير (Underline): يضيف خطًا تحت النص.</text:p>
                </text:list-item>
                <text:list-item>
                  <text:p text:style-name="P8">لون الخط (Font Color): يغير لون النص.</text:p>
                </text:list-item>
                <text:list-item>
                  <text:p text:style-name="P8">لون التظليل (Highlight Color): يضيف لون خلفية للنص المحدد.</text:p>
                </text:list-item>
              </text:list>
            </text:list-item>
            <text:list-item>
              <text:p text:style-name="P7"><text:span text:style-name="Strong_20_Emphasis"><text:span text:style-name="T1">الفقرة (Paragraph)</text:span></text:span>: هذا القسم يتعامل مع محاذاة النص والمسافات بين الفقرات. الخيارات الشائعة تشمل:</text:p>
              <text:list>
                <text:list-item>
                  <text:p text:style-name="P8">محاذاة إلى اليسار (Align Left): يُحاذ النص إلى الهامش الأيسر.</text:p>
                </text:list-item>
                <text:list-item>
                  <text:p text:style-name="P8">توسيط (Center): يوسط النص على الصفحة.</text:p>
                </text:list-item>
                <text:list-item>
                  <text:p text:style-name="P8">محاذاة إلى اليمين (Align Right): يُحاذ النص إلى الهامش الأيمن.</text:p>
                </text:list-item>
                <text:list-item>
                  <text:p text:style-name="P8">ملأ الصفحة (Justify): يُحاذ النص إلى هامشي اليسار واليمين.</text:p>
                </text:list-item>
                <text:list-item>
                  <text:p text:style-name="P8">تباعد الأسطر (Line Spacing): يعدل المسافة الرأسية بين أسطر النص.</text:p>
                </text:list-item>
                <text:list-item>
                  <text:p text:style-name="P8">نقاط مسطرة (Bullets): يضيف نقاط مسطرة لقائمة.</text:p>
                </text:list-item>
                <text:list-item>
                  <text:p text:style-name="P8">ترقيم (Numbering): يضيف أرقام لقائمة.</text:p>
                </text:list-item>
              </text:list>
            </text:list-item>
            <text:list-item>
              <text:p text:style-name="P7"><text:span text:style-name="Strong_20_Emphasis"><text:span text:style-name="T1">الأنماط (Styles)</text:span></text:span>: قسم الأنماط يسمح لك بتطبيق بسرعة أنماط نص محددة مسبقًا وتنسيق. وغالبًا ما تشمل:</text:p>
              <text:list>
                <text:list-item>
                  <text:p text:style-name="P8"><text:soft-page-break/>معرض الأنماط (Styles Gallery): يوفر قائمة بأنماط النص المحددة مسبقًا.</text:p>
                </text:list-item>
                <text:list-item>
                  <text:p text:style-name="P8">تغيير الأنماط (Change Styles): يتيح لك تعديل تنسيق الأنماط.</text:p>
                </text:list-item>
                <text:list-item>
                  <text:p text:style-name="P8">مسح التنسيق (Clear Formatting): يزيل جميع التنسيقات من النص المحدد.</text:p>
                </text:list-item>
              </text:list>
            </text:list-item>
            <text:list-item>
              <text:p text:style-name="P7"><text:span text:style-name="Strong_20_Emphasis"><text:span text:style-name="T1">التحرير (Editing)</text:span></text:span>: في هذا القسم، ستجد أدوات لتحرير وإدارة محتوى المستند. الخيارات الشائعة تشمل:</text:p>
              <text:list>
                <text:list-item>
                  <text:p text:style-name="P8">البحث (Find): يبحث عن نص محدد في المستند.</text:p>
                </text:list-item>
                <text:list-item>
                  <text:p text:style-name="P8">استبدال (Replace): يبحث عن نص ويستبدله بنص آخر.</text:p>
                </text:list-item>
                <text:list-item>
                  <text:p text:style-name="P8">تحديد (Select): يقدم خيارات لتحديد النص داخل المستند.</text:p>
                </text:list-item>
                <text:list-item>
                  <text:p text:style-name="P8">انتقال إلى (Go To): يتيح التنقل إلى صفحة أو قسم أو سطر معين.</text:p>
                </text:list-item>
                <text:list-item>
                  <text:p text:style-name="P7">استبدال (Replace): يبحث عن نص محدد ويستبدله بنص آخر داخل المستند.</text:p>
                </text:list-item>
              </text:list>
            </text:list-item>
          </text:list>
          <text:p text:style-name="P3"/>
        </text:list-item>
      </text:list>
      <text:p text:style-name="P1"/>
      <text:p text:style-name="P2"><text:span text:style-name="Strong_20_Emphasis"><text:span text:style-name="T5">3. </text:span></text:span><text:span text:style-name="Strong_20_Emphasis"><text:span text:style-name="T1">إدراج (Insert)</text:span></text:span><text:span text:style-name="T2">:</text:span></text:p>
      <text:list text:style-name="L1">
        <text:list-item>
          <text:p text:style-name="P5"><text:span text:style-name="Strong_20_Emphasis"><text:span text:style-name="T1">صفحات (Pages)</text:span></text:span>: هذا القسم يتيح إمكانية إدراج صفحات إضافية إلى المستند. يمكنك إدراج صفحات فارغة أو صفحات من ملف آخر.</text:p>
        </text:list-item>
        <text:list-item>
          <text:p text:style-name="P5"><text:span text:style-name="Strong_20_Emphasis"><text:span text:style-name="T1">جداول (Tables)</text:span></text:span>: هذا الخيار يسمح بإضافة جداول إلى المستند. يمكنك تحديد عدد الصفوف والأعمدة وتخصيص الجداول حسب الحاجة.</text:p>
        </text:list-item>
        <text:list-item>
          <text:p text:style-name="P5"><text:span text:style-name="Strong_20_Emphasis"><text:span text:style-name="T1">وسائط (Media)</text:span></text:span>: تستخدم هذه القسم لإدراج وسائط متعددة في المستند، مثل الصور والصوت ومقاطع الفيديو.</text:p>
        </text:list-item>
        <text:list-item>
          <text:p text:style-name="P6"><text:span text:style-name="Strong_20_Emphasis"><text:span text:style-name="T1">روابط (Links)</text:span></text:span>: هذا الخيار يمكنك من إدراج روابط إلى مواقع الويب أو ملفات أخرى داخل المستند.</text:p>
        </text:list-item>
      </text:list>
      <text:p text:style-name="P1"/>
      <text:p text:style-name="P1"/>
      <text:list xml:id="list2653839958" text:style-name="L3">
        <text:list-item>
          <text:p text:style-name="P9"><text:span text:style-name="Strong_20_Emphasis"><text:span text:style-name="T1">تخطيط الصفحة (Page Layout)</text:span></text:span>:</text:p>
          <text:list>
            <text:list-item>
              <text:p text:style-name="P10"><text:span text:style-name="Strong_20_Emphasis"><text:span text:style-name="T1">إعداد الصفحة (Page Setup)</text:span></text:span>: يُستخدم هذا القسم لتخصيص إعدادات الصفحة. يمكنك تحديد الهوامش، والحجم، والتوجيه (العمودي أو الأفقي) لصفحات مستندك. هذا يتيح لك التحكم في كيفية ظهور المحتوى على الورق.</text:p>
            </text:list-item>
            <text:list-item>
              <text:p text:style-name="P10"><text:span text:style-name="Strong_20_Emphasis"><text:span text:style-name="T1">خلفية الصفحة (Page Background)</text:span></text:span>: يمكنك استخدام هذا الخيار لتغيير خلفية الصفحة. يُمكنك إضافة صورة أو لون خلفي للصفحة لجعل المستند أكثر تخصيصًا وجاذبية.</text:p>
            </text:list-item>
            <text:list-item>
              <text:p text:style-name="P10"><text:span text:style-name="Strong_20_Emphasis"><text:span text:style-name="T1">الفقرة (Paragraph)</text:span></text:span>: يعنى هذا القسم بتنسيق النص والفقرات داخل المستند. يمكنك ضبط محاذاة النص (اليسارية، المركزة، أو اليمينية)، وتحديد تباعد الأسطر والفقرات، وتطبيق أنماط تنسيق الفقرات.</text:p>
            </text:list-item>
          </text:list>
        </text:list-item>
      </text:list>
      <text:p text:style-name="P11"><text:line-break/></text:p>
      <text:p text:style-name="Standard"/>
      <text:p text:style-name="Standard"><text:soft-page-break/></text:p>
      <text:p text:style-name="Standard"/>
      <text:p text:style-name="P4"/>
      <text:p text:style-name="P2"><text:span text:style-name="Strong_20_Emphasis"><text:span text:style-name="T10">5. </text:span></text:span><text:span text:style-name="Strong_20_Emphasis"><text:span text:style-name="T9">عرض (View)</text:span></text:span><text:span text:style-name="T4">:</text:span></text:p>
      <text:list text:style-name="L4">
        <text:list-item>
          <text:p text:style-name="P12"><text:span text:style-name="Strong_20_Emphasis"><text:span text:style-name="T9">عروض المستند (Document Views)</text:span></text:span><text:span text:style-name="T8">: يُمكنك استخدام هذا القسم لتغيير وضعية عرض المستند. يتضمن خيارات مثل "وضع الطباعة" لرؤية كيفية طباعة المستند، و"وضع القراءة" لقراءة المستند بشكل مريح، و"المخطط" لعرض هيكل المستند.</text:span></text:p>
        </text:list-item>
        <text:list-item>
          <text:p text:style-name="P12"><text:span text:style-name="Strong_20_Emphasis"><text:span text:style-name="T9">عرض (Show)</text:span></text:span><text:span text:style-name="T8">: هذا القسم يسمح لك بإظهار أو إخفاء عناصر معينة في المستند. يمكنك إظهار أو إخفاء الرموز والهوامش وأمور أخرى لتحرير وعرض المستند بشكل أفضل.</text:span></text:p>
        </text:list-item>
        <text:list-item>
          <text:p text:style-name="P12"><text:span text:style-name="Strong_20_Emphasis"><text:span text:style-name="T9">تكبير/تصغير (Zoom)</text:span></text:span><text:span text:style-name="T8">: يسمح هذا الخيار بتكبير أو تصغير عرض المستند على الشاشة. يمكنك تعيين مستويات التكبير والتصغير حسب رغبتك.</text:span></text:p>
        </text:list-item>
      </text:list>
      <text:p text:style-name="P4"/>
      <text:p text:style-name="Standard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9:59:54.515000000</meta:creation-date>
    <dc:date>2023-08-26T20:08:48.030000000</dc:date>
    <meta:editing-duration>PT8M54S</meta:editing-duration>
    <meta:editing-cycles>1</meta:editing-cycles>
    <meta:document-statistic meta:table-count="0" meta:image-count="0" meta:object-count="0" meta:page-count="3" meta:paragraph-count="54" meta:word-count="605" meta:character-count="3474" meta:non-whitespace-character-count="2968"/>
    <meta:generator>LibreOffice/7.5.2.2$Windows_X86_64 LibreOffice_project/53bb9681a964705cf672590721dbc85eb4d0c3a2</meta:generator>
  </office:meta>
</office:document-meta>
</file>